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aschio</text:p>
          </table:table-cell>
          <table:table-cell office:value-type="string" calcext:value-type="string">
            <text:p>femmina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table:formula="of:=AVERAGE([.B2:.B9])" office:value-type="float" office:value="20.125" calcext:value-type="float">
            <text:p>20.13</text:p>
          </table:table-cell>
          <table:table-cell table:style-name="ce1" table:formula="of:=AVERAGE([.C2:.C12])" office:value-type="float" office:value="25.8181818181818" calcext:value-type="float">
            <text:p>25.8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B2:.B9])" office:value-type="float" office:value="10" calcext:value-type="float">
            <text:p>10.00</text:p>
          </table:table-cell>
          <table:table-cell table:style-name="ce1" table:formula="of:=MIN([.C2:.C12])" office:value-type="float" office:value="12" calcext:value-type="float">
            <text:p>12.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2:.B9])" office:value-type="float" office:value="31" calcext:value-type="float">
            <text:p>31.00</text:p>
          </table:table-cell>
          <table:table-cell table:style-name="ce1" table:formula="of:=MAX([.C2:.C12])" office:value-type="float" office:value="55" calcext:value-type="float">
            <text:p>55.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evst</text:p>
          </table:table-cell>
          <table:table-cell table:style-name="ce1" table:formula="of:=STDEV([.B2:.B9])" office:value-type="float" office:value="6.12809688472461" calcext:value-type="float">
            <text:p>6.13</text:p>
          </table:table-cell>
          <table:table-cell table:style-name="ce1" table:formula="of:=STDEV([.C2:.C12])" office:value-type="float" office:value="13.0370102540282" calcext:value-type="float">
            <text:p>13.04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4:24:58.165000000</meta:creation-date>
    <dc:date>2017-02-19T15:08:37.396000000</dc:date>
    <meta:editing-duration>PT33M26S</meta:editing-duration>
    <meta:editing-cycles>1</meta:editing-cycles>
    <meta:document-statistic meta:table-count="1" meta:cell-count="33" meta:object-count="0"/>
    <meta:generator>LibreOffice/5.2.1.2$Windows_x86 LibreOffice_project/31dd62db80d4e60af04904455ec9c9219178d620</meta:generator>
  </office:meta>
</office:document-meta>
</file>